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b1e6e"/>
    </style:style>
    <style:style style:name="P2" style:family="paragraph" style:parent-style-name="Standard">
      <style:text-properties officeooo:rsid="00266827" officeooo:paragraph-rsid="00266827"/>
    </style:style>
    <style:style style:name="P3" style:family="paragraph" style:parent-style-name="Standard">
      <style:paragraph-properties fo:margin-left="1.251cm" fo:margin-right="0cm" fo:text-indent="0cm" style:auto-text-indent="false"/>
      <style:text-properties officeooo:rsid="00266827" officeooo:paragraph-rsid="0033204f"/>
    </style:style>
    <style:style style:name="P4" style:family="paragraph" style:parent-style-name="Standard">
      <style:text-properties officeooo:rsid="00266827" officeooo:paragraph-rsid="0033204f"/>
    </style:style>
    <style:style style:name="P5" style:family="paragraph" style:parent-style-name="Standard">
      <style:text-properties officeooo:rsid="0029949d" officeooo:paragraph-rsid="0031ad41"/>
    </style:style>
    <style:style style:name="P6" style:family="paragraph" style:parent-style-name="Standard">
      <style:text-properties officeooo:rsid="0033204f" officeooo:paragraph-rsid="0033204f"/>
    </style:style>
    <style:style style:name="P7" style:family="paragraph" style:parent-style-name="Standard">
      <style:text-properties officeooo:rsid="002f4eb4" officeooo:paragraph-rsid="0029949d"/>
    </style:style>
    <style:style style:name="P8" style:family="paragraph" style:parent-style-name="Heading_20_1">
      <style:text-properties officeooo:rsid="0031ad41" officeooo:paragraph-rsid="0031ad41"/>
    </style:style>
    <style:style style:name="P9" style:family="paragraph" style:parent-style-name="Standard" style:list-style-name="L1">
      <style:text-properties officeooo:rsid="0029949d" officeooo:paragraph-rsid="0033204f"/>
    </style:style>
    <style:style style:name="T1" style:family="text">
      <style:text-properties fo:font-weight="bold" style:font-weight-asian="bold" style:font-weight-complex="bold"/>
    </style:style>
    <style:style style:name="T2" style:family="text">
      <style:text-properties fo:font-weight="bold" officeooo:rsid="0033204f" style:font-weight-asian="bold"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officeooo:rsid="0033204f" style:font-size-asian="11pt" style:font-style-asian="italic" style:font-size-complex="11pt" style:font-style-complex="italic"/>
    </style:style>
    <style:style style:name="T5" style:family="text">
      <style:text-properties fo:font-size="11pt" fo:font-style="italic" fo:font-weight="bold" officeooo:rsid="0033204f" style:font-size-asian="11pt" style:font-style-asian="italic" style:font-weight-asian="bold" style:font-size-complex="11pt" style:font-style-complex="italic" style:font-weight-complex="bold"/>
    </style:style>
    <style:style style:name="T6" style:family="text">
      <style:text-properties officeooo:rsid="0031ad41"/>
    </style:style>
    <style:style style:name="T7" style:family="text">
      <style:text-properties officeooo:rsid="0033204f"/>
    </style:style>
    <style:style style:name="T8" style:family="text">
      <style:text-properties officeooo:rsid="0034ba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Activer les notifications</text:h>
      <text:p text:style-name="P1"/>
      <text:p text:style-name="P5"><text:span text:style-name="T6">Il est possible de déclencher des commandes lorsqu’un indicateur passe d’un état OK à un état non OK (Warning / Critique / Inconnu) et inversement lorsque celui-ci repasse </text:span><text:span text:style-name="T7">dans</text:span><text:span text:style-name="T6"> </text:span><text:span text:style-name="T7">un </text:span><text:span text:style-name="T6">état correct. Par ce mécanisme, il </text:span><text:span text:style-name="T7">est donc</text:span><text:span text:style-name="T6"> possible de prévoir un système de notifications par mail, par SMS, …</text:span></text:p>
      <text:p text:style-name="P5"/>
      <text:p text:style-name="P5"><text:span text:style-name="T7">Nagios</text:span><text:span text:style-name="T6"> n’int</text:span><text:span text:style-name="T7">é</text:span><text:span text:style-name="T6">gr</text:span><text:span text:style-name="T7">ant que le mécanisme de déclenchement d’une action de notification, il faudra prévoir selon la nature des notifications envisagées de mettre en place ou configurer certaines briques du systèmes nécessaires à la bonne exécution du script (relai mail, ...)</text:span><text:span text:style-name="T6">.</text:span></text:p>
      <text:p text:style-name="P5"/>
      <text:p text:style-name="P6">Le cas d’usage le plus classique étant de mettre en place des notifications par mail, voyons comment cela pourrait se configurer (cela ne reste qu’une proposition d’implémentation, chaque contexte peut présenter des spécificités).</text:p>
      <text:p text:style-name="P6"/>
      <text:p text:style-name="P6">Il faudra donc dans un premier temps commencer par configurer le système pour qu’il soit en capacité d’envoyer des mails.</text:p>
      <text:p text:style-name="P6">La commande suivante devrait permettre de vérifier cela :</text:p>
      <text:p text:style-name="P3"/>
      <text:p text:style-name="P3"><text:span text:style-name="T3">echo "</text:span><text:span text:style-name="T4">Test d’envoi de mail à $(date)</text:span><text:span text:style-name="T3">" | mail -s "</text:span><text:span text:style-name="T4">Test</text:span><text:span text:style-name="T3">"</text:span><text:span text:style-name="T4"> </text:span><text:span text:style-name="T5">email_destination</text:span></text:p>
      <text:p text:style-name="P2"/>
      <text:p text:style-name="P6">Ensuite, il conviendra de mettre en place une </text:p>
      <text:p text:style-name="P6"/>
      <text:list text:style-name="L1">
        <text:list-item>
          <text:p text:style-name="P9"><text:span text:style-name="T1">C</text:span><text:span text:style-name="T2">onfigurer le système pour envoyer des mails :</text:span></text:p>
        </text:list-item>
      </text:list>
      <text:p text:style-name="P4"/>
      <text:p text:style-name="P7">&gt;&gt; <text:s/><text:span text:style-name="T8">IN PROGRESS &lt;&l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14:51:42.975321284</meta:creation-date>
    <meta:generator>LibreOffice/7.4.7.2$Linux_X86_64 LibreOffice_project/40$Build-2</meta:generator>
    <dc:date>2024-04-12T11:53:08.355669899</dc:date>
    <meta:editing-duration>P7DT13H25M53S</meta:editing-duration>
    <meta:editing-cycles>29</meta:editing-cycles>
    <meta:document-statistic meta:table-count="0" meta:image-count="0" meta:object-count="0" meta:page-count="1" meta:paragraph-count="10" meta:word-count="188" meta:character-count="1179" meta:non-whitespace-character-count="1000"/>
  </office:meta>
</office:document-meta>
</file>